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8cm" fo:min-width="1.976cm"/>
    </style:style>
    <style:style style:name="gr2" style:family="graphic" style:parent-style-name="standard">
      <style:graphic-properties draw:textarea-horizontal-align="justify" draw:textarea-vertical-align="middle" draw:auto-grow-height="false" fo:min-height="1.576cm" fo:min-width="5.042cm"/>
    </style:style>
    <style:style style:name="gr3" style:family="graphic" style:parent-style-name="standard">
      <style:graphic-properties draw:textarea-horizontal-align="justify" draw:textarea-vertical-align="middle" draw:auto-grow-height="false" fo:min-height="2.396cm" fo:min-width="6.994cm"/>
    </style:style>
    <style:style style:name="gr4" style:family="graphic" style:parent-style-name="standard">
      <style:graphic-properties draw:textarea-horizontal-align="justify" draw:textarea-vertical-align="middle" draw:auto-grow-height="false" fo:min-height="1.236cm" fo:min-width="4.168cm"/>
    </style:style>
    <style:style style:name="gr5" style:family="graphic" style:parent-style-name="standard">
      <style:graphic-properties draw:textarea-horizontal-align="justify" draw:textarea-vertical-align="middle" draw:auto-grow-height="false" fo:min-height="1.324cm" fo:min-width="2.58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65cm" fo:min-width="2.5cm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4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5" draw:id="id5" draw:layer="layout" svg:width="3.5cm" svg:height="2.4cm" svg:x="8.4cm" svg:y="1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8.8cm" svg:height="2.9cm" svg:x="5.7cm" svg:y="10.9cm">
          <text:p text:style-name="P1">Pobierz imię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11.9cm" svg:height="4.2cm" svg:x="3.8cm" svg:y="18.8cm">
          <text:p text:style-name="P1">Drukuj „Witaj” imię ”masz” wiek ”lat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4" draw:id="id4" draw:layer="layout" svg:width="6.6cm" svg:height="2.1cm" svg:x="6.9cm" svg:y="24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4.9cm" svg:height="2.5cm" svg:x="7.3cm" svg:y="14.9cm">
          <text:p text:style-name="P1">Pobierz wie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draw:type="line" svg:x1="10.1cm" svg:y1="13.8cm" svg:x2="10.363cm" svg:y2="14.9cm" draw:start-shape="id1" draw:start-glue-point="8" draw:end-shape="id2" draw:end-glue-point="4" svg:d="M10100 13800l263 1100" svg:viewBox="0 0 264 1101">
          <text:p/>
        </draw:connector>
        <draw:connector draw:style-name="gr6" draw:text-style-name="P2" draw:layer="layout" draw:type="line" svg:x1="9.75cm" svg:y1="23cm" svg:x2="10.2cm" svg:y2="24.6cm" draw:start-shape="id3" draw:start-glue-point="8" draw:end-shape="id4" svg:d="M9750 23000l450 1600" svg:viewBox="0 0 451 1601">
          <text:p/>
        </draw:connector>
        <draw:custom-shape draw:style-name="gr7" draw:text-style-name="P1" xml:id="id6" draw:id="id6" draw:layer="layout" svg:width="3cm" svg:height="1.9cm" svg:x="8.5cm" svg:y="5cm">
          <text:p text:style-name="P1">Imię = „”</text:p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4.8cm" svg:height="2cm" svg:x="7.7cm" svg:y="7.9cm">
          <text:p text:style-name="P1">Wiek = 0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0.15cm" svg:y1="3.9cm" svg:x2="10cm" svg:y2="5cm" draw:start-shape="id5" draw:start-glue-point="8" draw:end-shape="id6" draw:end-glue-point="0" svg:d="M10150 3900l-150 1100" svg:viewBox="0 0 151 1101">
          <text:p/>
        </draw:connector>
        <draw:connector draw:style-name="gr6" draw:text-style-name="P2" draw:layer="layout" draw:type="line" svg:x1="10cm" svg:y1="6.9cm" svg:x2="10.1cm" svg:y2="7.9cm" draw:start-shape="id6" draw:start-glue-point="2" draw:end-shape="id7" draw:end-glue-point="0" svg:d="M10000 6900l100 1000" svg:viewBox="0 0 101 1001">
          <text:p/>
        </draw:connector>
        <draw:connector draw:style-name="gr6" draw:text-style-name="P2" draw:layer="layout" draw:type="line" svg:x1="10.1cm" svg:y1="9.9cm" svg:x2="10.1cm" svg:y2="10.9cm" draw:start-shape="id7" draw:start-glue-point="2" draw:end-shape="id1" svg:d="M10100 9900v1000" svg:viewBox="0 0 1 1001">
          <text:p/>
        </draw:connector>
        <draw:connector draw:style-name="gr6" draw:text-style-name="P2" draw:layer="layout" draw:type="line" svg:x1="9.75cm" svg:y1="17.4cm" svg:x2="9.75cm" svg:y2="18.8cm" draw:start-shape="id2" draw:start-glue-point="8" draw:end-shape="id3" draw:end-glue-point="5" svg:d="M9750 17400v1400" svg:viewBox="0 0 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08:58:41.170958741</meta:creation-date>
    <dc:date>2019-09-18T12:04:00.845474506</dc:date>
    <meta:editing-duration>PT22M41S</meta:editing-duration>
    <meta:editing-cycles>3</meta:editing-cycles>
    <meta:generator>LibreOffice/6.0.7.3$Linux_X86_64 LibreOffice_project/00m0$Build-3</meta:generator>
    <meta:document-statistic meta:object-count="13"/>
  </office:meta>
</office:document-meta>
</file>